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75in"/>
    </style:style>
    <style:style style:name="co3" style:family="table-column">
      <style:table-column-properties fo:break-before="auto" style:column-width="2.4917in"/>
    </style:style>
    <style:style style:name="co4" style:family="table-column">
      <style:table-column-properties fo:break-before="auto" style:column-width="1.6126in"/>
    </style:style>
    <style:style style:name="co5" style:family="table-column">
      <style:table-column-properties fo:break-before="auto" style:column-width="1.742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6157in" svg:y="2.7169in">
            <draw:object draw:notify-on-update-of-ranges="Sheet1.A2:Sheet1.A11 Sheet1.AA2:Sheet1.AA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61in" svg:height="3.5398in" svg:x="5.6268in" svg:y="6.4177in">
            <draw:object draw:notify-on-update-of-ranges="Sheet1.A1:Sheet1.A1 Sheet1.A2:Sheet1.A11 Sheet1.Z1:Sheet1.Z1 Sheet1.Z2:Sheet1.Z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/2</text:p>
          </table:table-cell>
          <table:table-cell table:number-columns-repeated="4"/>
          <table:table-cell office:value-type="string" calcext:value-type="string">
            <text:p>average/a</text:p>
          </table:table-cell>
          <table:table-cell table:number-columns-repeated="18"/>
          <table:table-cell office:value-type="string" calcext:value-type="string">
            <text:p>inverse</text:p>
          </table:table-cell>
          <table:table-cell office:value-type="string" calcext:value-type="string">
            <text:p>average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formula="of:=POWER(2;[.A2]/2)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formula="of:=[.C2]/[.E2]" office:value-type="float" office:value="0.5" calcext:value-type="float">
            <text:p>0.5</text:p>
          </table:table-cell>
          <table:table-cell table:formula="of:=[.C2]/[.AA2]" office:value-type="float" office:value="2.00076909564036" calcext:value-type="float">
            <text:p>2.0007690956</text:p>
          </table:table-cell>
          <table:table-cell/>
          <table:table-cell table:formula="of:=([.B2]*[.E$43]+[.E$44])/POWER(2;([.E$45]*[.B2]+[.E$46]))" office:value-type="float" office:value="0.445177509633933" calcext:value-type="float">
            <text:p>0.4451775096</text:p>
          </table:table-cell>
          <table:table-cell table:number-columns-repeated="10"/>
          <table:table-cell table:formula="of:=[.U2]*2" office:value-type="float" office:value="127.9507968" calcext:value-type="float">
            <text:p>127.9507968</text:p>
          </table:table-cell>
          <table:table-cell table:formula="of:=[.V2]*2" office:value-type="float" office:value="63.9753984" calcext:value-type="float">
            <text:p>63.9753984</text:p>
          </table:table-cell>
          <table:table-cell table:formula="of:=[.W2]*2" office:value-type="float" office:value="31.9876992" calcext:value-type="float">
            <text:p>31.9876992</text:p>
          </table:table-cell>
          <table:table-cell table:formula="of:=[.X2]*2" office:value-type="float" office:value="15.9938496" calcext:value-type="float">
            <text:p>15.9938496</text:p>
          </table:table-cell>
          <table:table-cell table:formula="of:=[.Y2]*2" office:value-type="float" office:value="7.9969248" calcext:value-type="float">
            <text:p>7.9969248</text:p>
          </table:table-cell>
          <table:table-cell table:formula="of:=8*[.AA2]" office:value-type="float" office:value="3.9984624" calcext:value-type="float">
            <text:p>3.9984624</text:p>
          </table:table-cell>
          <table:table-cell table:formula="of:=1/[.AA2]" office:value-type="float" office:value="2.00076909564036" calcext:value-type="float">
            <text:p>2.0007690956</text:p>
          </table:table-cell>
          <table:table-cell table:formula="of:=AVERAGE([.AB2:.AH2])/10000000" office:value-type="float" office:value="0.4998078" calcext:value-type="float">
            <text:p>0.4998078</text:p>
          </table:table-cell>
          <table:table-cell table:style-name="ce3" office:value-type="float" office:value="4998078" calcext:value-type="float">
            <text:p>499807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formula="of:=POWER(2;[.A3]/2)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formula="of:=[.C3]/[.E3]" office:value-type="float" office:value="0.375" calcext:value-type="float">
            <text:p>0.375</text:p>
          </table:table-cell>
          <table:table-cell table:formula="of:=[.C3]/[.AA3]" office:value-type="float" office:value="7.99937071617033" calcext:value-type="float">
            <text:p>7.9993707162</text:p>
          </table:table-cell>
          <table:table-cell table:formula="of:=[.G3]-[.G2]" office:value-type="float" office:value="5.99860162052996" calcext:value-type="float">
            <text:p>5.9986016205</text:p>
          </table:table-cell>
          <table:table-cell table:formula="of:=([.B3]*[.E$43]+[.E$44])/POWER(2;([.E$45]*[.B3]+[.E$46]))" office:value-type="float" office:value="0.39213236171803" calcext:value-type="float">
            <text:p>0.3921323617</text:p>
          </table:table-cell>
          <table:table-cell table:number-columns-repeated="10"/>
          <table:table-cell table:formula="of:=[.U3]*2" office:value-type="float" office:value="96.007552" calcext:value-type="float">
            <text:p>96.007552</text:p>
          </table:table-cell>
          <table:table-cell table:formula="of:=[.V3]*2" office:value-type="float" office:value="48.003776" calcext:value-type="float">
            <text:p>48.003776</text:p>
          </table:table-cell>
          <table:table-cell table:formula="of:=[.W3]*2" office:value-type="float" office:value="24.001888" calcext:value-type="float">
            <text:p>24.001888</text:p>
          </table:table-cell>
          <table:table-cell table:formula="of:=[.X3]*2" office:value-type="float" office:value="12.000944" calcext:value-type="float">
            <text:p>12.000944</text:p>
          </table:table-cell>
          <table:table-cell table:formula="of:=[.Y3]*2" office:value-type="float" office:value="6.000472" calcext:value-type="float">
            <text:p>6.000472</text:p>
          </table:table-cell>
          <table:table-cell table:style-name="ce1" table:formula="of:=8*[.AA3]" office:value-type="float" office:value="3.000236" calcext:value-type="float">
            <text:p>3.000236</text:p>
          </table:table-cell>
          <table:table-cell table:formula="of:=1/[.AA3]" office:value-type="float" office:value="2.66645690539011" calcext:value-type="float">
            <text:p>2.6664569054</text:p>
          </table:table-cell>
          <table:table-cell table:formula="of:=AVERAGE([.AB3:.AH3])/10000000" office:value-type="float" office:value="0.3750295" calcext:value-type="float">
            <text:p>0.3750295</text:p>
          </table:table-cell>
          <table:table-cell office:value-type="float" office:value="3750972" calcext:value-type="float">
            <text:p>3750972</text:p>
          </table:table-cell>
          <table:table-cell office:value-type="float" office:value="3749618" calcext:value-type="float">
            <text:p>374961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formula="of:=POWER(2;[.A4]/2)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formula="of:=[.C4]/[.E4]" office:value-type="float" office:value="0.3125" calcext:value-type="float">
            <text:p>0.3125</text:p>
          </table:table-cell>
          <table:table-cell table:formula="of:=[.C4]/[.AA4]" office:value-type="float" office:value="15.998965826849" calcext:value-type="float">
            <text:p>15.9989658268</text:p>
          </table:table-cell>
          <table:table-cell table:formula="of:=[.G4]-[.G3]" office:value-type="float" office:value="7.99959511067862" calcext:value-type="float">
            <text:p>7.9995951107</text:p>
          </table:table-cell>
          <table:table-cell table:formula="of:=([.B4]*[.E$43]+[.E$44])/POWER(2;([.E$45]*[.B4]+[.E$46]))" office:value-type="float" office:value="0.345407810994321" calcext:value-type="float">
            <text:p>0.345407811</text:p>
          </table:table-cell>
          <table:table-cell table:number-columns-repeated="10"/>
          <table:table-cell table:formula="of:=[.U4]*2" office:value-type="float" office:value="80.0051712" calcext:value-type="float">
            <text:p>80.0051712</text:p>
          </table:table-cell>
          <table:table-cell table:formula="of:=[.V4]*2" office:value-type="float" office:value="40.0025856" calcext:value-type="float">
            <text:p>40.0025856</text:p>
          </table:table-cell>
          <table:table-cell table:formula="of:=[.W4]*2" office:value-type="float" office:value="20.0012928" calcext:value-type="float">
            <text:p>20.0012928</text:p>
          </table:table-cell>
          <table:table-cell table:formula="of:=[.X4]*2" office:value-type="float" office:value="10.0006464" calcext:value-type="float">
            <text:p>10.0006464</text:p>
          </table:table-cell>
          <table:table-cell table:style-name="ce1" table:formula="of:=[.Y4]*2" office:value-type="float" office:value="5.0003232" calcext:value-type="float">
            <text:p>5.0003232</text:p>
          </table:table-cell>
          <table:table-cell table:formula="of:=8*[.AA4]" office:value-type="float" office:value="2.5001616" calcext:value-type="float">
            <text:p>2.5001616</text:p>
          </table:table-cell>
          <table:table-cell table:formula="of:=1/[.AA4]" office:value-type="float" office:value="3.19979316536979" calcext:value-type="float">
            <text:p>3.1997931654</text:p>
          </table:table-cell>
          <table:table-cell table:formula="of:=AVERAGE([.AB4:.AH4])/10000000" office:value-type="float" office:value="0.3125202" calcext:value-type="float">
            <text:p>0.3125202</text:p>
          </table:table-cell>
          <table:table-cell office:value-type="float" office:value="3126475" calcext:value-type="float">
            <text:p>3126475</text:p>
          </table:table-cell>
          <table:table-cell office:value-type="float" office:value="3123929" calcext:value-type="float">
            <text:p>312392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formula="of:=POWER(2;[.A5]/2)" office:value-type="float" office:value="16" calcext:value-type="float">
            <text:p>16</text:p>
          </table:table-cell>
          <table:table-cell table:style-name="ce1" office:value-type="float" office:value="128" calcext:value-type="float">
            <text:p>128</text:p>
          </table:table-cell>
          <table:table-cell table:formula="of:=[.C5]/[.E5]" office:value-type="float" office:value="0.2734375" calcext:value-type="float">
            <text:p>0.2734375</text:p>
          </table:table-cell>
          <table:table-cell table:formula="of:=[.C5]/[.AA5]" office:value-type="float" office:value="128.00576976864" calcext:value-type="float">
            <text:p>128.0057697686</text:p>
          </table:table-cell>
          <table:table-cell table:formula="of:=[.G5]-[.G4]" office:value-type="float" office:value="112.006803941791" calcext:value-type="float">
            <text:p>112.0068039418</text:p>
          </table:table-cell>
          <table:table-cell table:formula="of:=([.B5]*[.E$43]+[.E$44])/POWER(2;([.E$45]*[.B5]+[.E$46]))" office:value-type="float" office:value="0.304250726395487" calcext:value-type="float">
            <text:p>0.3042507264</text:p>
          </table:table-cell>
          <table:table-cell table:number-columns-repeated="10"/>
          <table:table-cell table:formula="of:=[.U5]*2" office:value-type="float" office:value="69.9968448" calcext:value-type="float">
            <text:p>69.9968448</text:p>
          </table:table-cell>
          <table:table-cell table:style-name="ce1" table:formula="of:=[.V5]*2" office:value-type="float" office:value="34.9984224" calcext:value-type="float">
            <text:p>34.9984224</text:p>
          </table:table-cell>
          <table:table-cell table:formula="of:=[.W5]*2" office:value-type="float" office:value="17.4992112" calcext:value-type="float">
            <text:p>17.4992112</text:p>
          </table:table-cell>
          <table:table-cell table:formula="of:=[.X5]*2" office:value-type="float" office:value="8.7496056" calcext:value-type="float">
            <text:p>8.7496056</text:p>
          </table:table-cell>
          <table:table-cell table:formula="of:=[.Y5]*2" office:value-type="float" office:value="4.3748028" calcext:value-type="float">
            <text:p>4.3748028</text:p>
          </table:table-cell>
          <table:table-cell table:formula="of:=8*[.AA5]" office:value-type="float" office:value="2.1874014" calcext:value-type="float">
            <text:p>2.1874014</text:p>
          </table:table-cell>
          <table:table-cell table:formula="of:=1/[.AA5]" office:value-type="float" office:value="3.65730770767542" calcext:value-type="float">
            <text:p>3.6573077077</text:p>
          </table:table-cell>
          <table:table-cell table:formula="of:=AVERAGE([.AB5:.AH5])/10000000" office:value-type="float" office:value="0.273425175" calcext:value-type="float">
            <text:p>0.273425175</text:p>
          </table:table-cell>
          <table:table-cell office:value-type="float" office:value="2733445" calcext:value-type="float">
            <text:p>2733445</text:p>
          </table:table-cell>
          <table:table-cell office:value-type="float" office:value="2733890" calcext:value-type="float">
            <text:p>2733890</text:p>
          </table:table-cell>
          <table:table-cell office:value-type="float" office:value="2735610" calcext:value-type="float">
            <text:p>2735610</text:p>
          </table:table-cell>
          <table:table-cell office:value-type="float" office:value="2734062" calcext:value-type="float">
            <text:p>27340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POWER(2;[.A6]/2)" office:value-type="float" office:value="32" calcext:value-type="float">
            <text:p>32</text:p>
          </table:table-cell>
          <table:table-cell/>
          <table:table-cell table:formula="of:=[.C6]/[.E6]" office:value-type="string" office:string-value="#DIV/0!" calcext:value-type="error">
            <text:p>#DIV/0!</text:p>
          </table:table-cell>
          <table:table-cell table:formula="of:=[.C6]/[.AA6]" office:value-type="float" office:value="36.5535226832885" calcext:value-type="float">
            <text:p>36.5535226833</text:p>
          </table:table-cell>
          <table:table-cell table:formula="of:=[.G6]-[.G5]" office:value-type="float" office:value="-91.4522470853511" calcext:value-type="float">
            <text:p>-91.4522470854</text:p>
          </table:table-cell>
          <table:table-cell table:formula="of:=([.B6]*[.E$43]+[.E$44])/POWER(2;([.E$45]*[.B6]+[.E$46]))" office:value-type="float" office:value="0.267997716223341" calcext:value-type="float">
            <text:p>0.2679977162</text:p>
          </table:table-cell>
          <table:table-cell table:style-name="ce2" table:formula="of:=[.K6]*2" office:value-type="float" office:value="64543.6014592" calcext:value-type="float">
            <text:p>64543.6014592</text:p>
          </table:table-cell>
          <table:table-cell table:style-name="ce2" table:formula="of:=[.L6]*2" office:value-type="float" office:value="32271.8007296" calcext:value-type="float">
            <text:p>32271.8007296</text:p>
          </table:table-cell>
          <table:table-cell table:style-name="ce2" table:formula="of:=[.M6]*2" office:value-type="float" office:value="16135.9003648" calcext:value-type="float">
            <text:p>16135.9003648</text:p>
          </table:table-cell>
          <table:table-cell table:style-name="ce2" table:formula="of:=[.N6]*2" office:value-type="float" office:value="8067.9501824" calcext:value-type="float">
            <text:p>8067.9501824</text:p>
          </table:table-cell>
          <table:table-cell table:style-name="ce2" table:formula="of:=[.O6]*2" office:value-type="float" office:value="4033.9750912" calcext:value-type="float">
            <text:p>4033.9750912</text:p>
          </table:table-cell>
          <table:table-cell table:style-name="ce2" table:formula="of:=[.P6]*2" office:value-type="float" office:value="2016.9875456" calcext:value-type="float">
            <text:p>2016.9875456</text:p>
          </table:table-cell>
          <table:table-cell table:style-name="ce2" table:formula="of:=[.Q6]*2" office:value-type="float" office:value="1008.4937728" calcext:value-type="float">
            <text:p>1008.4937728</text:p>
          </table:table-cell>
          <table:table-cell table:style-name="ce2" table:formula="of:=[.R6]*2" office:value-type="float" office:value="504.2468864" calcext:value-type="float">
            <text:p>504.2468864</text:p>
          </table:table-cell>
          <table:table-cell table:style-name="ce2" table:formula="of:=[.S6]*2" office:value-type="float" office:value="252.1234432" calcext:value-type="float">
            <text:p>252.1234432</text:p>
          </table:table-cell>
          <table:table-cell table:style-name="ce2" table:formula="of:=[.T6]*2" office:value-type="float" office:value="126.0617216" calcext:value-type="float">
            <text:p>126.0617216</text:p>
          </table:table-cell>
          <table:table-cell table:style-name="ce1" table:formula="of:=[.U6]*2" office:value-type="float" office:value="63.0308608" calcext:value-type="float">
            <text:p>63.0308608</text:p>
          </table:table-cell>
          <table:table-cell table:formula="of:=[.V6]*2" office:value-type="float" office:value="31.5154304" calcext:value-type="float">
            <text:p>31.5154304</text:p>
          </table:table-cell>
          <table:table-cell table:formula="of:=[.W6]*2" office:value-type="float" office:value="15.7577152" calcext:value-type="float">
            <text:p>15.7577152</text:p>
          </table:table-cell>
          <table:table-cell table:formula="of:=[.X6]*2" office:value-type="float" office:value="7.8788576" calcext:value-type="float">
            <text:p>7.8788576</text:p>
          </table:table-cell>
          <table:table-cell table:formula="of:=[.Y6]*2" office:value-type="float" office:value="3.9394288" calcext:value-type="float">
            <text:p>3.9394288</text:p>
          </table:table-cell>
          <table:table-cell table:formula="of:=8*[.AA6]" office:value-type="float" office:value="1.9697144" calcext:value-type="float">
            <text:p>1.9697144</text:p>
          </table:table-cell>
          <table:table-cell table:formula="of:=1/[.AA6]" office:value-type="float" office:value="4.06150252036539" calcext:value-type="float">
            <text:p>4.0615025204</text:p>
          </table:table-cell>
          <table:table-cell table:formula="of:=AVERAGE([.AB6:.AH6])/10000000" office:value-type="float" office:value="0.2462143" calcext:value-type="float">
            <text:p>0.2462143</text:p>
          </table:table-cell>
          <table:table-cell office:value-type="float" office:value="2462143" calcext:value-type="float">
            <text:p>246214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POWER(2;[.A7]/2)" office:value-type="float" office:value="64" calcext:value-type="float">
            <text:p>64</text:p>
          </table:table-cell>
          <table:table-cell/>
          <table:table-cell table:formula="of:=[.C7]/[.E7]" office:value-type="string" office:string-value="#DIV/0!" calcext:value-type="error">
            <text:p>#DIV/0!</text:p>
          </table:table-cell>
          <table:table-cell table:formula="of:=[.C7]/[.AA7]" office:value-type="float" office:value="48.7643771791581" calcext:value-type="float">
            <text:p>48.7643771792</text:p>
          </table:table-cell>
          <table:table-cell table:formula="of:=[.G7]-[.G6]" office:value-type="float" office:value="12.2108544958696" calcext:value-type="float">
            <text:p>12.2108544959</text:p>
          </table:table-cell>
          <table:table-cell table:formula="of:=([.B7]*[.E$43]+[.E$44])/POWER(2;([.E$45]*[.B7]+[.E$46]))" office:value-type="float" office:value="0.236064435249913" calcext:value-type="float">
            <text:p>0.2360644352</text:p>
          </table:table-cell>
          <table:table-cell table:formula="of:=[.K7]*2" office:value-type="float" office:value="59133.001728" calcext:value-type="float">
            <text:p>59133.001728</text:p>
          </table:table-cell>
          <table:table-cell table:formula="of:=[.L7]*2" office:value-type="float" office:value="29566.500864" calcext:value-type="float">
            <text:p>29566.500864</text:p>
          </table:table-cell>
          <table:table-cell table:formula="of:=[.M7]*2" office:value-type="float" office:value="14783.250432" calcext:value-type="float">
            <text:p>14783.250432</text:p>
          </table:table-cell>
          <table:table-cell table:formula="of:=[.N7]*2" office:value-type="float" office:value="7391.625216" calcext:value-type="float">
            <text:p>7391.625216</text:p>
          </table:table-cell>
          <table:table-cell table:formula="of:=[.O7]*2" office:value-type="float" office:value="3695.812608" calcext:value-type="float">
            <text:p>3695.812608</text:p>
          </table:table-cell>
          <table:table-cell table:formula="of:=[.P7]*2" office:value-type="float" office:value="1847.906304" calcext:value-type="float">
            <text:p>1847.906304</text:p>
          </table:table-cell>
          <table:table-cell table:formula="of:=[.Q7]*2" office:value-type="float" office:value="923.953152" calcext:value-type="float">
            <text:p>923.953152</text:p>
          </table:table-cell>
          <table:table-cell table:formula="of:=[.R7]*2" office:value-type="float" office:value="461.976576" calcext:value-type="float">
            <text:p>461.976576</text:p>
          </table:table-cell>
          <table:table-cell table:style-name="ce1" table:formula="of:=[.S7]*2" office:value-type="float" office:value="230.988288" calcext:value-type="float">
            <text:p>230.988288</text:p>
          </table:table-cell>
          <table:table-cell table:formula="of:=[.T7]*2" office:value-type="float" office:value="115.494144" calcext:value-type="float">
            <text:p>115.494144</text:p>
          </table:table-cell>
          <table:table-cell table:formula="of:=[.U7]*2" office:value-type="float" office:value="57.747072" calcext:value-type="float">
            <text:p>57.747072</text:p>
          </table:table-cell>
          <table:table-cell table:formula="of:=[.V7]*2" office:value-type="float" office:value="28.873536" calcext:value-type="float">
            <text:p>28.873536</text:p>
          </table:table-cell>
          <table:table-cell table:formula="of:=[.W7]*2" office:value-type="float" office:value="14.436768" calcext:value-type="float">
            <text:p>14.436768</text:p>
          </table:table-cell>
          <table:table-cell table:formula="of:=[.X7]*2" office:value-type="float" office:value="7.218384" calcext:value-type="float">
            <text:p>7.218384</text:p>
          </table:table-cell>
          <table:table-cell table:formula="of:=[.Y7]*2" office:value-type="float" office:value="3.609192" calcext:value-type="float">
            <text:p>3.609192</text:p>
          </table:table-cell>
          <table:table-cell table:formula="of:=8*[.AA7]" office:value-type="float" office:value="1.804596" calcext:value-type="float">
            <text:p>1.804596</text:p>
          </table:table-cell>
          <table:table-cell table:formula="of:=1/[.AA7]" office:value-type="float" office:value="4.43312519810528" calcext:value-type="float">
            <text:p>4.4331251981</text:p>
          </table:table-cell>
          <table:table-cell table:formula="of:=AVERAGE([.AB7:.AH7])/10000000" office:value-type="float" office:value="0.2255745" calcext:value-type="float">
            <text:p>0.2255745</text:p>
          </table:table-cell>
          <table:table-cell office:value-type="float" office:value="2255745" calcext:value-type="float">
            <text:p>225574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POWER(2;[.A8]/2)" office:value-type="float" office:value="128" calcext:value-type="float">
            <text:p>128</text:p>
          </table:table-cell>
          <table:table-cell/>
          <table:table-cell table:formula="of:=[.C8]/[.E8]" office:value-type="string" office:string-value="#DIV/0!" calcext:value-type="error">
            <text:p>#DIV/0!</text:p>
          </table:table-cell>
          <table:table-cell table:formula="of:=[.C8]/[.AA8]" office:value-type="float" office:value="62.0658671628117" calcext:value-type="float">
            <text:p>62.0658671628</text:p>
          </table:table-cell>
          <table:table-cell table:formula="of:=[.G8]-[.G7]" office:value-type="float" office:value="13.3014899836536" calcext:value-type="float">
            <text:p>13.3014899837</text:p>
          </table:table-cell>
          <table:table-cell table:formula="of:=([.B8]*[.E$43]+[.E$44])/POWER(2;([.E$45]*[.B8]+[.E$46]))" office:value-type="float" office:value="0.207936165931428" calcext:value-type="float">
            <text:p>0.2079361659</text:p>
          </table:table-cell>
          <table:table-cell table:formula="of:=[.K8]*2" office:value-type="float" office:value="54907.3453056" calcext:value-type="float">
            <text:p>54907.3453056</text:p>
          </table:table-cell>
          <table:table-cell table:formula="of:=[.L8]*2" office:value-type="float" office:value="27453.6726528" calcext:value-type="float">
            <text:p>27453.6726528</text:p>
          </table:table-cell>
          <table:table-cell table:formula="of:=[.M8]*2" office:value-type="float" office:value="13726.8363264" calcext:value-type="float">
            <text:p>13726.8363264</text:p>
          </table:table-cell>
          <table:table-cell table:formula="of:=[.N8]*2" office:value-type="float" office:value="6863.4181632" calcext:value-type="float">
            <text:p>6863.4181632</text:p>
          </table:table-cell>
          <table:table-cell table:formula="of:=[.O8]*2" office:value-type="float" office:value="3431.7090816" calcext:value-type="float">
            <text:p>3431.7090816</text:p>
          </table:table-cell>
          <table:table-cell table:formula="of:=[.P8]*2" office:value-type="float" office:value="1715.8545408" calcext:value-type="float">
            <text:p>1715.8545408</text:p>
          </table:table-cell>
          <table:table-cell table:formula="of:=[.Q8]*2" office:value-type="float" office:value="857.9272704" calcext:value-type="float">
            <text:p>857.9272704</text:p>
          </table:table-cell>
          <table:table-cell table:style-name="ce1" table:formula="of:=[.R8]*2" office:value-type="float" office:value="428.9636352" calcext:value-type="float">
            <text:p>428.9636352</text:p>
          </table:table-cell>
          <table:table-cell table:formula="of:=[.S8]*2" office:value-type="float" office:value="214.4818176" calcext:value-type="float">
            <text:p>214.4818176</text:p>
          </table:table-cell>
          <table:table-cell table:formula="of:=[.T8]*2" office:value-type="float" office:value="107.2409088" calcext:value-type="float">
            <text:p>107.2409088</text:p>
          </table:table-cell>
          <table:table-cell table:formula="of:=[.U8]*2" office:value-type="float" office:value="53.6204544" calcext:value-type="float">
            <text:p>53.6204544</text:p>
          </table:table-cell>
          <table:table-cell table:formula="of:=[.V8]*2" office:value-type="float" office:value="26.8102272" calcext:value-type="float">
            <text:p>26.8102272</text:p>
          </table:table-cell>
          <table:table-cell table:formula="of:=[.W8]*2" office:value-type="float" office:value="13.4051136" calcext:value-type="float">
            <text:p>13.4051136</text:p>
          </table:table-cell>
          <table:table-cell table:formula="of:=[.X8]*2" office:value-type="float" office:value="6.7025568" calcext:value-type="float">
            <text:p>6.7025568</text:p>
          </table:table-cell>
          <table:table-cell table:formula="of:=[.Y8]*2" office:value-type="float" office:value="3.3512784" calcext:value-type="float">
            <text:p>3.3512784</text:p>
          </table:table-cell>
          <table:table-cell table:formula="of:=8*[.AA8]" office:value-type="float" office:value="1.6756392" calcext:value-type="float">
            <text:p>1.6756392</text:p>
          </table:table-cell>
          <table:table-cell table:formula="of:=1/[.AA8]" office:value-type="float" office:value="4.77429747406244" calcext:value-type="float">
            <text:p>4.7742974741</text:p>
          </table:table-cell>
          <table:table-cell table:formula="of:=AVERAGE([.AB8:.AH8])/10000000" office:value-type="float" office:value="0.2094549" calcext:value-type="float">
            <text:p>0.2094549</text:p>
          </table:table-cell>
          <table:table-cell office:value-type="float" office:value="2094549" calcext:value-type="float">
            <text:p>209454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POWER(2;[.A9]/2)" office:value-type="float" office:value="256" calcext:value-type="float">
            <text:p>256</text:p>
          </table:table-cell>
          <table:table-cell/>
          <table:table-cell table:formula="of:=[.C9]/[.E9]" office:value-type="string" office:string-value="#DIV/0!" calcext:value-type="error">
            <text:p>#DIV/0!</text:p>
          </table:table-cell>
          <table:table-cell table:formula="of:=[.C9]/[.AA9]" office:value-type="float" office:value="76.4284087452442" calcext:value-type="float">
            <text:p>76.4284087452</text:p>
          </table:table-cell>
          <table:table-cell table:formula="of:=[.G9]-[.G8]" office:value-type="float" office:value="14.3625415824326" calcext:value-type="float">
            <text:p>14.3625415824</text:p>
          </table:table-cell>
          <table:table-cell table:formula="of:=([.B9]*[.E$43]+[.E$44])/POWER(2;([.E$45]*[.B9]+[.E$46]))" office:value-type="float" office:value="0.183159521918194" calcext:value-type="float">
            <text:p>0.1831595219</text:p>
          </table:table-cell>
          <table:table-cell table:formula="of:=[.K9]*2" office:value-type="float" office:value="51448.9319424" calcext:value-type="float">
            <text:p>51448.9319424</text:p>
          </table:table-cell>
          <table:table-cell table:formula="of:=[.L9]*2" office:value-type="float" office:value="25724.4659712" calcext:value-type="float">
            <text:p>25724.4659712</text:p>
          </table:table-cell>
          <table:table-cell table:formula="of:=[.M9]*2" office:value-type="float" office:value="12862.2329856" calcext:value-type="float">
            <text:p>12862.2329856</text:p>
          </table:table-cell>
          <table:table-cell table:style-name="ce1" table:formula="of:=[.N9]*2" office:value-type="float" office:value="6431.1164928" calcext:value-type="float">
            <text:p>6431.1164928</text:p>
          </table:table-cell>
          <table:table-cell table:formula="of:=[.O9]*2" office:value-type="float" office:value="3215.5582464" calcext:value-type="float">
            <text:p>3215.5582464</text:p>
          </table:table-cell>
          <table:table-cell table:formula="of:=[.P9]*2" office:value-type="float" office:value="1607.7791232" calcext:value-type="float">
            <text:p>1607.7791232</text:p>
          </table:table-cell>
          <table:table-cell table:formula="of:=[.Q9]*2" office:value-type="float" office:value="803.8895616" calcext:value-type="float">
            <text:p>803.8895616</text:p>
          </table:table-cell>
          <table:table-cell table:formula="of:=[.R9]*2" office:value-type="float" office:value="401.9447808" calcext:value-type="float">
            <text:p>401.9447808</text:p>
          </table:table-cell>
          <table:table-cell table:formula="of:=[.S9]*2" office:value-type="float" office:value="200.9723904" calcext:value-type="float">
            <text:p>200.9723904</text:p>
          </table:table-cell>
          <table:table-cell table:formula="of:=[.T9]*2" office:value-type="float" office:value="100.4861952" calcext:value-type="float">
            <text:p>100.4861952</text:p>
          </table:table-cell>
          <table:table-cell table:formula="of:=[.U9]*2" office:value-type="float" office:value="50.2430976" calcext:value-type="float">
            <text:p>50.2430976</text:p>
          </table:table-cell>
          <table:table-cell table:formula="of:=[.V9]*2" office:value-type="float" office:value="25.1215488" calcext:value-type="float">
            <text:p>25.1215488</text:p>
          </table:table-cell>
          <table:table-cell table:formula="of:=[.W9]*2" office:value-type="float" office:value="12.5607744" calcext:value-type="float">
            <text:p>12.5607744</text:p>
          </table:table-cell>
          <table:table-cell table:formula="of:=[.X9]*2" office:value-type="float" office:value="6.2803872" calcext:value-type="float">
            <text:p>6.2803872</text:p>
          </table:table-cell>
          <table:table-cell table:formula="of:=[.Y9]*2" office:value-type="float" office:value="3.1401936" calcext:value-type="float">
            <text:p>3.1401936</text:p>
          </table:table-cell>
          <table:table-cell table:formula="of:=8*[.AA9]" office:value-type="float" office:value="1.5700968" calcext:value-type="float">
            <text:p>1.5700968</text:p>
          </table:table-cell>
          <table:table-cell table:formula="of:=1/[.AA9]" office:value-type="float" office:value="5.09522724968295" calcext:value-type="float">
            <text:p>5.0952272497</text:p>
          </table:table-cell>
          <table:table-cell table:formula="of:=AVERAGE([.AB9:.AH9])/10000000" office:value-type="float" office:value="0.1962621" calcext:value-type="float">
            <text:p>0.1962621</text:p>
          </table:table-cell>
          <table:table-cell office:value-type="float" office:value="1962621" calcext:value-type="float">
            <text:p>196262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POWER(2;[.A10]/2)" office:value-type="float" office:value="512" calcext:value-type="float">
            <text:p>512</text:p>
          </table:table-cell>
          <table:table-cell/>
          <table:table-cell table:formula="of:=[.C10]/[.E10]" office:value-type="string" office:string-value="#DIV/0!" calcext:value-type="error">
            <text:p>#DIV/0!</text:p>
          </table:table-cell>
          <table:table-cell table:formula="of:=[.C10]/[.AA10]" office:value-type="float" office:value="91.6114617794287" calcext:value-type="float">
            <text:p>91.6114617794</text:p>
          </table:table-cell>
          <table:table-cell table:formula="of:=[.G10]-[.G9]" office:value-type="float" office:value="15.1830530341845" calcext:value-type="float">
            <text:p>15.1830530342</text:p>
          </table:table-cell>
          <table:table-cell table:formula="of:=([.B10]*[.E$43]+[.E$44])/POWER(2;([.E$45]*[.B10]+[.E$46]))" office:value-type="float" office:value="0.161335140133171" calcext:value-type="float">
            <text:p>0.1613351401</text:p>
          </table:table-cell>
          <table:table-cell table:formula="of:=[.K10]*2" office:value-type="float" office:value="48645.0921472" calcext:value-type="float">
            <text:p>48645.0921472</text:p>
          </table:table-cell>
          <table:table-cell table:formula="of:=[.L10]*2" office:value-type="float" office:value="24322.5460736" calcext:value-type="float">
            <text:p>24322.5460736</text:p>
          </table:table-cell>
          <table:table-cell table:style-name="ce1" table:formula="of:=[.M10]*2" office:value-type="float" office:value="12161.2730368" calcext:value-type="float">
            <text:p>12161.2730368</text:p>
          </table:table-cell>
          <table:table-cell table:formula="of:=[.N10]*2" office:value-type="float" office:value="6080.6365184" calcext:value-type="float">
            <text:p>6080.6365184</text:p>
          </table:table-cell>
          <table:table-cell table:formula="of:=[.O10]*2" office:value-type="float" office:value="3040.3182592" calcext:value-type="float">
            <text:p>3040.3182592</text:p>
          </table:table-cell>
          <table:table-cell table:formula="of:=[.P10]*2" office:value-type="float" office:value="1520.1591296" calcext:value-type="float">
            <text:p>1520.1591296</text:p>
          </table:table-cell>
          <table:table-cell table:formula="of:=[.Q10]*2" office:value-type="float" office:value="760.0795648" calcext:value-type="float">
            <text:p>760.0795648</text:p>
          </table:table-cell>
          <table:table-cell table:formula="of:=[.R10]*2" office:value-type="float" office:value="380.0397824" calcext:value-type="float">
            <text:p>380.0397824</text:p>
          </table:table-cell>
          <table:table-cell table:formula="of:=[.S10]*2" office:value-type="float" office:value="190.0198912" calcext:value-type="float">
            <text:p>190.0198912</text:p>
          </table:table-cell>
          <table:table-cell table:formula="of:=[.T10]*2" office:value-type="float" office:value="95.0099456" calcext:value-type="float">
            <text:p>95.0099456</text:p>
          </table:table-cell>
          <table:table-cell table:formula="of:=[.U10]*2" office:value-type="float" office:value="47.5049728" calcext:value-type="float">
            <text:p>47.5049728</text:p>
          </table:table-cell>
          <table:table-cell table:formula="of:=[.V10]*2" office:value-type="float" office:value="23.7524864" calcext:value-type="float">
            <text:p>23.7524864</text:p>
          </table:table-cell>
          <table:table-cell table:formula="of:=[.W10]*2" office:value-type="float" office:value="11.8762432" calcext:value-type="float">
            <text:p>11.8762432</text:p>
          </table:table-cell>
          <table:table-cell table:formula="of:=[.X10]*2" office:value-type="float" office:value="5.9381216" calcext:value-type="float">
            <text:p>5.9381216</text:p>
          </table:table-cell>
          <table:table-cell table:formula="of:=[.Y10]*2" office:value-type="float" office:value="2.9690608" calcext:value-type="float">
            <text:p>2.9690608</text:p>
          </table:table-cell>
          <table:table-cell table:formula="of:=8*[.AA10]" office:value-type="float" office:value="1.4845304" calcext:value-type="float">
            <text:p>1.4845304</text:p>
          </table:table-cell>
          <table:table-cell table:formula="of:=1/[.AA10]" office:value-type="float" office:value="5.38890951643698" calcext:value-type="float">
            <text:p>5.3889095164</text:p>
          </table:table-cell>
          <table:table-cell table:formula="of:=AVERAGE([.AB10:.AH10])/10000000" office:value-type="float" office:value="0.1855663" calcext:value-type="float">
            <text:p>0.1855663</text:p>
          </table:table-cell>
          <table:table-cell office:value-type="float" office:value="1855663" calcext:value-type="float">
            <text:p>185566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POWER(2;[.A11]/2)" office:value-type="float" office:value="1024" calcext:value-type="float">
            <text:p>1024</text:p>
          </table:table-cell>
          <table:table-cell/>
          <table:table-cell table:formula="of:=[.C11]/[.E11]" office:value-type="string" office:string-value="#DIV/0!" calcext:value-type="error">
            <text:p>#DIV/0!</text:p>
          </table:table-cell>
          <table:table-cell table:formula="of:=[.C11]/[.AA11]" office:value-type="float" office:value="107.961231689917" calcext:value-type="float">
            <text:p>107.9612316899</text:p>
          </table:table-cell>
          <table:table-cell table:formula="of:=[.G11]-[.G10]" office:value-type="float" office:value="16.3497699104884" calcext:value-type="float">
            <text:p>16.3497699105</text:p>
          </table:table-cell>
          <table:table-cell table:formula="of:=([.B11]*[.E$43]+[.E$44])/POWER(2;([.E$45]*[.B11]+[.E$46]))" office:value-type="float" office:value="0.142111243626283" calcext:value-type="float">
            <text:p>0.1421112436</text:p>
          </table:table-cell>
          <table:table-cell table:style-name="ce1" table:formula="of:=[.K11]*2" office:value-type="float" office:value="46134.4866304" calcext:value-type="float">
            <text:p>46134.4866304</text:p>
          </table:table-cell>
          <table:table-cell table:formula="of:=[.L11]*2" office:value-type="float" office:value="23067.2433152" calcext:value-type="float">
            <text:p>23067.2433152</text:p>
          </table:table-cell>
          <table:table-cell table:formula="of:=[.M11]*2" office:value-type="float" office:value="11533.6216576" calcext:value-type="float">
            <text:p>11533.6216576</text:p>
          </table:table-cell>
          <table:table-cell table:formula="of:=[.N11]*2" office:value-type="float" office:value="5766.8108288" calcext:value-type="float">
            <text:p>5766.8108288</text:p>
          </table:table-cell>
          <table:table-cell table:formula="of:=[.O11]*2" office:value-type="float" office:value="2883.4054144" calcext:value-type="float">
            <text:p>2883.4054144</text:p>
          </table:table-cell>
          <table:table-cell table:formula="of:=[.P11]*2" office:value-type="float" office:value="1441.7027072" calcext:value-type="float">
            <text:p>1441.7027072</text:p>
          </table:table-cell>
          <table:table-cell table:formula="of:=[.Q11]*2" office:value-type="float" office:value="720.8513536" calcext:value-type="float">
            <text:p>720.8513536</text:p>
          </table:table-cell>
          <table:table-cell table:formula="of:=[.R11]*2" office:value-type="float" office:value="360.4256768" calcext:value-type="float">
            <text:p>360.4256768</text:p>
          </table:table-cell>
          <table:table-cell table:formula="of:=[.S11]*2" office:value-type="float" office:value="180.2128384" calcext:value-type="float">
            <text:p>180.2128384</text:p>
          </table:table-cell>
          <table:table-cell table:formula="of:=[.T11]*2" office:value-type="float" office:value="90.1064192" calcext:value-type="float">
            <text:p>90.1064192</text:p>
          </table:table-cell>
          <table:table-cell table:formula="of:=[.U11]*2" office:value-type="float" office:value="45.0532096" calcext:value-type="float">
            <text:p>45.0532096</text:p>
          </table:table-cell>
          <table:table-cell table:formula="of:=[.V11]*2" office:value-type="float" office:value="22.5266048" calcext:value-type="float">
            <text:p>22.5266048</text:p>
          </table:table-cell>
          <table:table-cell table:formula="of:=[.W11]*2" office:value-type="float" office:value="11.2633024" calcext:value-type="float">
            <text:p>11.2633024</text:p>
          </table:table-cell>
          <table:table-cell table:formula="of:=[.X11]*2" office:value-type="float" office:value="5.6316512" calcext:value-type="float">
            <text:p>5.6316512</text:p>
          </table:table-cell>
          <table:table-cell table:formula="of:=[.Y11]*2" office:value-type="float" office:value="2.8158256" calcext:value-type="float">
            <text:p>2.8158256</text:p>
          </table:table-cell>
          <table:table-cell table:formula="of:=8*[.AA11]" office:value-type="float" office:value="1.4079128" calcext:value-type="float">
            <text:p>1.4079128</text:p>
          </table:table-cell>
          <table:table-cell table:formula="of:=1/[.AA11]" office:value-type="float" office:value="5.68217008894301" calcext:value-type="float">
            <text:p>5.6821700889</text:p>
          </table:table-cell>
          <table:table-cell table:formula="of:=AVERAGE([.AB11:.AH11])/10000000" office:value-type="float" office:value="0.1759891" calcext:value-type="float">
            <text:p>0.1759891</text:p>
          </table:table-cell>
          <table:table-cell office:value-type="float" office:value="1759891" calcext:value-type="float">
            <text:p>1759891</text:p>
          </table:table-cell>
          <table:table-cell table:number-columns-repeated="3"/>
        </table:table-row>
        <table:table-row table:style-name="ro1" table:number-rows-repeated="5">
          <table:table-cell table:number-columns-repeated="31"/>
        </table:table-row>
        <table:table-row table:style-name="ro1">
          <table:table-cell table:number-columns-repeated="21"/>
          <table:table-cell table:formula="of:=35*[.Z5]" office:value-type="float" office:value="128.00576976864" calcext:value-type="float">
            <text:p>128.0057697686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76.428571428" calcext:value-type="float">
            <text:p>76.428571428</text:p>
          </table:table-cell>
          <table:table-cell table:number-columns-repeated="28"/>
        </table:table-row>
        <table:table-row table:style-name="ro1">
          <table:table-cell table:number-columns-repeated="2"/>
          <table:table-cell table:formula="of:=[.C18]*7" office:value-type="float" office:value="534.999999996" calcext:value-type="float">
            <text:p>534.999999996</text:p>
          </table:table-cell>
          <table:table-cell table:number-columns-repeated="28"/>
        </table:table-row>
        <table:table-row table:style-name="ro1">
          <table:table-cell table:number-columns-repeated="2"/>
          <table:table-cell table:formula="of:=535/7" office:value-type="float" office:value="76.4285714285714" calcext:value-type="float">
            <text:p>76.4285714286</text:p>
          </table:table-cell>
          <table:table-cell table:number-columns-repeated="28"/>
        </table:table-row>
        <table:table-row table:style-name="ro1">
          <table:table-cell table:formula="of:=535/15" office:value-type="float" office:value="35.6666666666667" calcext:value-type="float">
            <text:p>35.6666666667</text:p>
          </table:table-cell>
          <table:table-cell/>
          <table:table-cell table:formula="of:=7/[.A21]" office:value-type="float" office:value="0.196261682242991" calcext:value-type="float">
            <text:p>0.1962616822</text:p>
          </table:table-cell>
          <table:table-cell table:number-columns-repeated="28"/>
        </table:table-row>
        <table:table-row table:style-name="ro1">
          <table:table-cell table:formula="of:=105/535" office:value-type="float" office:value="0.196261682242991" calcext:value-type="float">
            <text:p>0.1962616822</text:p>
          </table:table-cell>
          <table:table-cell table:number-columns-repeated="30"/>
        </table:table-row>
        <table:table-row table:style-name="ro1">
          <table:table-cell table:formula="of:=105/5" office:value-type="float" office:value="21" calcext:value-type="float">
            <text:p>21</text:p>
          </table:table-cell>
          <table:table-cell table:number-columns-repeated="30"/>
        </table:table-row>
        <table:table-row table:style-name="ro1">
          <table:table-cell table:formula="of:=535/5" office:value-type="float" office:value="107" calcext:value-type="float">
            <text:p>107</text:p>
          </table:table-cell>
          <table:table-cell table:number-columns-repeated="30"/>
        </table:table-row>
        <table:table-row table:style-name="ro1">
          <table:table-cell table:formula="of:=[.A23]/[.A24]" office:value-type="float" office:value="0.196261682242991" calcext:value-type="float">
            <text:p>0.1962616822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0"/>
          <table:table-cell office:value-type="string" calcext:value-type="string">
            <text:p>1, 1, 3, 5, 35, 63, 231, 429, 6435, 12155,</text:p>
          </table:table-cell>
          <table:table-cell table:number-columns-repeated="3"/>
          <table:table-cell office:value-type="string" calcext:value-type="string">
            <text:p>A001790 </text:p>
          </table:table-cell>
          <table:table-cell/>
          <table:table-cell office:value-type="string" calcext:value-type="string">
            <text:p>Numerators in expansion of 1/sqrt(1-x). 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string" calcext:value-type="string">
            <text:p><text:s/>2, 8, 16, 128, 256, 1024, 2048, 32768, 65536,</text:p>
          </table:table-cell>
          <table:table-cell table:number-columns-repeated="3"/>
          <table:table-cell office:value-type="string" calcext:value-type="string">
            <text:p>A046161 </text:p>
          </table:table-cell>
          <table:table-cell/>
          <table:table-cell office:value-type="string" calcext:value-type="string">
            <text:p>Denominator of <text:span text:style-name="T1">binomial(2n,n)/4^n</text:span>. </text:p>
          </table:table-cell>
          <table:table-cell table:number-columns-repeated="4"/>
        </table:table-row>
        <table:table-row table:style-name="ro1">
          <table:table-cell table:number-columns-repeated="12"/>
          <table:table-cell table:formula="of:=COMBIN([.R29];[.R29]/2)" office:value-type="float" office:value="2" calcext:value-type="float">
            <text:p>2</text:p>
          </table:table-cell>
          <table:table-cell table:formula="of:=2^[.R29]" office:value-type="float" office:value="4" calcext:value-type="float">
            <text:p>4</text:p>
          </table:table-cell>
          <table:table-cell table:formula="of:=GCD([.M29];[.N29])" office:value-type="float" office:value="2" calcext:value-type="float">
            <text:p>2</text:p>
          </table:table-cell>
          <table:table-cell table:formula="of:=[.M29]/[.O29]" office:value-type="float" office:value="1" calcext:value-type="float">
            <text:p>1</text:p>
          </table:table-cell>
          <table:table-cell table:formula="of:=[.N29]/[.O2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[.S29]/[.T29]" office:value-type="float" office:value="0.5" calcext:value-type="float">
            <text:p>0.5</text:p>
          </table:table-cell>
          <table:table-cell table:formula="of:=1/(SQRT(PI()/2*[.R29]))" office:value-type="float" office:value="0.564189583547756" calcext:value-type="float">
            <text:p>0.5641895835</text:p>
          </table:table-cell>
          <table:table-cell table:formula="of:=([.V29]-[.U29])/[.U29]" office:value-type="float" office:value="0.128379167095513" calcext:value-type="float">
            <text:p>0.1283791671</text:p>
          </table:table-cell>
          <table:table-cell table:formula="of:=0.529335*1/SQRT([.B2])" office:value-type="float" office:value="0.529335" calcext:value-type="float">
            <text:p>0.529335</text:p>
          </table:table-cell>
          <table:table-cell/>
          <table:table-cell table:formula="of:=([.U29]-[.AA2])/[.AA2]" office:value-type="float" office:value="0.000384547820182029" calcext:value-type="float">
            <text:p>0.0003845478</text:p>
          </table:table-cell>
          <table:table-cell table:number-columns-repeated="5"/>
        </table:table-row>
        <table:table-row table:style-name="ro1">
          <table:table-cell table:number-columns-repeated="12"/>
          <table:table-cell table:formula="of:=COMBIN([.R30];[.R30]/2)" office:value-type="float" office:value="6" calcext:value-type="float">
            <text:p>6</text:p>
          </table:table-cell>
          <table:table-cell table:formula="of:=2^[.R30]" office:value-type="float" office:value="16" calcext:value-type="float">
            <text:p>16</text:p>
          </table:table-cell>
          <table:table-cell table:formula="of:=GCD([.M30];[.N30])" office:value-type="float" office:value="2" calcext:value-type="float">
            <text:p>2</text:p>
          </table:table-cell>
          <table:table-cell table:formula="of:=[.M30]/[.O30]" office:value-type="float" office:value="3" calcext:value-type="float">
            <text:p>3</text:p>
          </table:table-cell>
          <table:table-cell table:formula="of:=[.N30]/[.O30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formula="of:=[.S30]/[.T30]" office:value-type="float" office:value="0.375" calcext:value-type="float">
            <text:p>0.375</text:p>
          </table:table-cell>
          <table:table-cell table:formula="of:=1/(SQRT(PI()/2*[.R30]))" office:value-type="float" office:value="0.398942280401433" calcext:value-type="float">
            <text:p>0.3989422804</text:p>
          </table:table-cell>
          <table:table-cell table:formula="of:=([.V30]-[.U30])/[.U30]" office:value-type="float" office:value="0.0638460810704872" calcext:value-type="float">
            <text:p>0.0638460811</text:p>
          </table:table-cell>
          <table:table-cell table:formula="of:=0.529335*1/SQRT([.B3])" office:value-type="float" office:value="0.374296368019381" calcext:value-type="float">
            <text:p>0.374296368</text:p>
          </table:table-cell>
          <table:table-cell/>
          <table:table-cell table:formula="of:=([.U30]-[.AA3])/[.AA3]" office:value-type="float" office:value="-0.0000786604787090499" calcext:value-type="float">
            <text:p>-7.86604787090499E-005</text:p>
          </table:table-cell>
          <table:table-cell table:number-columns-repeated="5"/>
        </table:table-row>
        <table:table-row table:style-name="ro1">
          <table:table-cell table:number-columns-repeated="12"/>
          <table:table-cell table:formula="of:=COMBIN([.R31];[.R31]/2)" office:value-type="float" office:value="20" calcext:value-type="float">
            <text:p>20</text:p>
          </table:table-cell>
          <table:table-cell table:formula="of:=2^[.R31]" office:value-type="float" office:value="64" calcext:value-type="float">
            <text:p>64</text:p>
          </table:table-cell>
          <table:table-cell table:formula="of:=GCD([.M31];[.N31])" office:value-type="float" office:value="4" calcext:value-type="float">
            <text:p>4</text:p>
          </table:table-cell>
          <table:table-cell table:formula="of:=[.M31]/[.O31]" office:value-type="float" office:value="5" calcext:value-type="float">
            <text:p>5</text:p>
          </table:table-cell>
          <table:table-cell table:formula="of:=[.N31]/[.O31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formula="of:=[.S31]/[.T31]" office:value-type="float" office:value="0.3125" calcext:value-type="float">
            <text:p>0.3125</text:p>
          </table:table-cell>
          <table:table-cell table:formula="of:=1/(SQRT(PI()/2*[.R31]))" office:value-type="float" office:value="0.32573500793528" calcext:value-type="float">
            <text:p>0.3257350079</text:p>
          </table:table-cell>
          <table:table-cell table:formula="of:=([.V31]-[.U31])/[.U31]" office:value-type="float" office:value="0.0423520253928958" calcext:value-type="float">
            <text:p>0.0423520254</text:p>
          </table:table-cell>
          <table:table-cell table:formula="of:=0.529335*1/SQRT([.B4])" office:value-type="float" office:value="0.305611704741491" calcext:value-type="float">
            <text:p>0.3056117047</text:p>
          </table:table-cell>
          <table:table-cell/>
          <table:table-cell table:formula="of:=([.U31]-[.AA4])/[.AA4]" office:value-type="float" office:value="-0.0000646358219405522" calcext:value-type="float">
            <text:p>-6.46358219405522E-005</text:p>
          </table:table-cell>
          <table:table-cell table:number-columns-repeated="5"/>
        </table:table-row>
        <table:table-row table:style-name="ro1">
          <table:table-cell table:number-columns-repeated="12"/>
          <table:table-cell table:formula="of:=COMBIN([.R32];[.R32]/2)" office:value-type="float" office:value="70" calcext:value-type="float">
            <text:p>70</text:p>
          </table:table-cell>
          <table:table-cell table:formula="of:=2^[.R32]" office:value-type="float" office:value="256" calcext:value-type="float">
            <text:p>256</text:p>
          </table:table-cell>
          <table:table-cell table:formula="of:=GCD([.M32];[.N32])" office:value-type="float" office:value="2" calcext:value-type="float">
            <text:p>2</text:p>
          </table:table-cell>
          <table:table-cell table:formula="of:=[.M32]/[.O32]" office:value-type="float" office:value="35" calcext:value-type="float">
            <text:p>35</text:p>
          </table:table-cell>
          <table:table-cell table:formula="of:=[.N32]/[.O32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28" calcext:value-type="float">
            <text:p>128</text:p>
          </table:table-cell>
          <table:table-cell table:formula="of:=[.S32]/[.T32]" office:value-type="float" office:value="0.2734375" calcext:value-type="float">
            <text:p>0.2734375</text:p>
          </table:table-cell>
          <table:table-cell table:formula="of:=1/(SQRT(PI()/2*[.R32]))" office:value-type="float" office:value="0.282094791773878" calcext:value-type="float">
            <text:p>0.2820947918</text:p>
          </table:table-cell>
          <table:table-cell table:formula="of:=([.V32]-[.U32])/[.U32]" office:value-type="float" office:value="0.0316609527730401" calcext:value-type="float">
            <text:p>0.0316609528</text:p>
          </table:table-cell>
          <table:table-cell table:formula="of:=0.529335*1/SQRT([.B5])" office:value-type="float" office:value="0.2646675" calcext:value-type="float">
            <text:p>0.2646675</text:p>
          </table:table-cell>
          <table:table-cell/>
          <table:table-cell table:formula="of:=([.U32]-[.AA5])/[.AA5]" office:value-type="float" office:value="0.0000450763174970253" calcext:value-type="float">
            <text:p>4.50763174970253E-005</text:p>
          </table:table-cell>
          <table:table-cell table:number-columns-repeated="5"/>
        </table:table-row>
        <table:table-row table:style-name="ro1">
          <table:table-cell table:number-columns-repeated="12"/>
          <table:table-cell table:formula="of:=COMBIN([.R33];[.R33]/2)" office:value-type="float" office:value="252" calcext:value-type="float">
            <text:p>252</text:p>
          </table:table-cell>
          <table:table-cell table:formula="of:=2^[.R33]" office:value-type="float" office:value="1024" calcext:value-type="float">
            <text:p>1024</text:p>
          </table:table-cell>
          <table:table-cell table:formula="of:=GCD([.M33];[.N33])" office:value-type="float" office:value="4" calcext:value-type="float">
            <text:p>4</text:p>
          </table:table-cell>
          <table:table-cell table:formula="of:=[.M33]/[.O33]" office:value-type="float" office:value="63" calcext:value-type="float">
            <text:p>63</text:p>
          </table:table-cell>
          <table:table-cell table:formula="of:=[.N33]/[.O33]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56" calcext:value-type="float">
            <text:p>256</text:p>
          </table:table-cell>
          <table:table-cell table:formula="of:=[.S33]/[.T33]" office:value-type="float" office:value="0.24609375" calcext:value-type="float">
            <text:p>0.24609375</text:p>
          </table:table-cell>
          <table:table-cell table:formula="of:=1/(SQRT(PI()/2*[.R33]))" office:value-type="float" office:value="0.252313252202016" calcext:value-type="float">
            <text:p>0.2523132522</text:p>
          </table:table-cell>
          <table:table-cell table:formula="of:=([.V33]-[.U33])/[.U33]" office:value-type="float" office:value="0.0252728978367634" calcext:value-type="float">
            <text:p>0.0252728978</text:p>
          </table:table-cell>
          <table:table-cell table:formula="of:=0.529335*1/SQRT([.B6])" office:value-type="float" office:value="0.23672580857397" calcext:value-type="float">
            <text:p>0.2367258086</text:p>
          </table:table-cell>
          <table:table-cell/>
          <table:table-cell table:formula="of:=([.U33]-[.AA6])/[.AA6]" office:value-type="float" office:value="-0.000489614128830036" calcext:value-type="float">
            <text:p>-0.0004896141</text:p>
          </table:table-cell>
          <table:table-cell table:number-columns-repeated="5"/>
        </table:table-row>
        <table:table-row table:style-name="ro1">
          <table:table-cell table:number-columns-repeated="12"/>
          <table:table-cell table:formula="of:=COMBIN([.R34];[.R34]/2)" office:value-type="float" office:value="924" calcext:value-type="float">
            <text:p>924</text:p>
          </table:table-cell>
          <table:table-cell table:formula="of:=2^[.R34]" office:value-type="float" office:value="4096" calcext:value-type="float">
            <text:p>4096</text:p>
          </table:table-cell>
          <table:table-cell table:formula="of:=GCD([.M34];[.N34])" office:value-type="float" office:value="4" calcext:value-type="float">
            <text:p>4</text:p>
          </table:table-cell>
          <table:table-cell table:formula="of:=[.M34]/[.O34]" office:value-type="float" office:value="231" calcext:value-type="float">
            <text:p>231</text:p>
          </table:table-cell>
          <table:table-cell table:formula="of:=[.N34]/[.O34]" office:value-type="float" office:value="1024" calcext:value-type="float">
            <text:p>102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024" calcext:value-type="float">
            <text:p>1024</text:p>
          </table:table-cell>
          <table:table-cell table:formula="of:=[.S34]/[.T34]" office:value-type="float" office:value="0.2255859375" calcext:value-type="float">
            <text:p>0.2255859375</text:p>
          </table:table-cell>
          <table:table-cell table:formula="of:=1/(SQRT(PI()/2*[.R34]))" office:value-type="float" office:value="0.23032943298089" calcext:value-type="float">
            <text:p>0.230329433</text:p>
          </table:table-cell>
          <table:table-cell table:formula="of:=([.V34]-[.U34])/[.U34]" office:value-type="float" office:value="0.0210274431707" calcext:value-type="float">
            <text:p>0.0210274432</text:p>
          </table:table-cell>
          <table:table-cell table:formula="of:=0.529335*1/SQRT([.B7])" office:value-type="float" office:value="0.216100108832689" calcext:value-type="float">
            <text:p>0.2161001088</text:p>
          </table:table-cell>
          <table:table-cell/>
          <table:table-cell table:formula="of:=([.U34]-[.AA7])/[.AA7]" office:value-type="float" office:value="0.0000507038694532799" calcext:value-type="float">
            <text:p>5.07038694532799E-005</text:p>
          </table:table-cell>
          <table:table-cell table:number-columns-repeated="5"/>
        </table:table-row>
        <table:table-row table:style-name="ro1">
          <table:table-cell table:number-columns-repeated="12"/>
          <table:table-cell table:formula="of:=COMBIN([.R35];[.R35]/2)" office:value-type="float" office:value="3432" calcext:value-type="float">
            <text:p>3432</text:p>
          </table:table-cell>
          <table:table-cell table:formula="of:=2^[.R35]" office:value-type="float" office:value="16384" calcext:value-type="float">
            <text:p>16384</text:p>
          </table:table-cell>
          <table:table-cell table:formula="of:=GCD([.M35];[.N35])" office:value-type="float" office:value="8" calcext:value-type="float">
            <text:p>8</text:p>
          </table:table-cell>
          <table:table-cell table:formula="of:=[.M35]/[.O35]" office:value-type="float" office:value="429" calcext:value-type="float">
            <text:p>429</text:p>
          </table:table-cell>
          <table:table-cell table:formula="of:=[.N35]/[.O35]" office:value-type="float" office:value="2048" calcext:value-type="float">
            <text:p>204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2048" calcext:value-type="float">
            <text:p>2048</text:p>
          </table:table-cell>
          <table:table-cell table:formula="of:=[.S35]/[.T35]" office:value-type="float" office:value="0.20947265625" calcext:value-type="float">
            <text:p>0.2094726563</text:p>
          </table:table-cell>
          <table:table-cell table:formula="of:=1/(SQRT(PI()/2*[.R35]))" office:value-type="float" office:value="0.213243618622923" calcext:value-type="float">
            <text:p>0.2132436186</text:p>
          </table:table-cell>
          <table:table-cell table:formula="of:=([.V35]-[.U35])/[.U35]" office:value-type="float" office:value="0.018002170022719" calcext:value-type="float">
            <text:p>0.01800217</text:p>
          </table:table-cell>
          <table:table-cell table:formula="of:=0.529335*1/SQRT([.B8])" office:value-type="float" office:value="0.200069824320339" calcext:value-type="float">
            <text:p>0.2000698243</text:p>
          </table:table-cell>
          <table:table-cell/>
          <table:table-cell table:formula="of:=([.U35]-[.AA8])/[.AA8]" office:value-type="float" office:value="0.0000847736195238239" calcext:value-type="float">
            <text:p>8.47736195238239E-005</text:p>
          </table:table-cell>
          <table:table-cell table:number-columns-repeated="5"/>
        </table:table-row>
        <table:table-row table:style-name="ro1">
          <table:table-cell table:number-columns-repeated="12"/>
          <table:table-cell table:formula="of:=COMBIN([.R36];[.R36]/2)" office:value-type="float" office:value="12870" calcext:value-type="float">
            <text:p>12870</text:p>
          </table:table-cell>
          <table:table-cell table:formula="of:=2^[.R36]" office:value-type="float" office:value="65536" calcext:value-type="float">
            <text:p>65536</text:p>
          </table:table-cell>
          <table:table-cell table:formula="of:=GCD([.M36];[.N36])" office:value-type="float" office:value="2" calcext:value-type="float">
            <text:p>2</text:p>
          </table:table-cell>
          <table:table-cell table:formula="of:=[.M36]/[.O36]" office:value-type="float" office:value="6435" calcext:value-type="float">
            <text:p>6435</text:p>
          </table:table-cell>
          <table:table-cell table:formula="of:=[.N36]/[.O36]" office:value-type="float" office:value="32768" calcext:value-type="float">
            <text:p>32768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6435" calcext:value-type="float">
            <text:p>6435</text:p>
          </table:table-cell>
          <table:table-cell table:style-name="ce1" office:value-type="float" office:value="32768" calcext:value-type="float">
            <text:p>32768</text:p>
          </table:table-cell>
          <table:table-cell table:formula="of:=[.S36]/[.T36]" office:value-type="float" office:value="0.196380615234375" calcext:value-type="float">
            <text:p>0.1963806152</text:p>
          </table:table-cell>
          <table:table-cell table:formula="of:=1/(SQRT(PI()/2*[.R36]))" office:value-type="float" office:value="0.199471140200716" calcext:value-type="float">
            <text:p>0.1994711402</text:p>
          </table:table-cell>
          <table:table-cell table:formula="of:=([.V36]-[.U36])/[.U36]" office:value-type="float" office:value="0.015737423791309" calcext:value-type="float">
            <text:p>0.0157374238</text:p>
          </table:table-cell>
          <table:table-cell table:formula="of:=0.529335*1/SQRT([.B9])" office:value-type="float" office:value="0.187148184009691" calcext:value-type="float">
            <text:p>0.187148184</text:p>
          </table:table-cell>
          <table:table-cell/>
          <table:table-cell table:formula="of:=([.U36]-[.AA9])/[.AA9]" office:value-type="float" office:value="0.000603862051690088" calcext:value-type="float">
            <text:p>0.0006038621</text:p>
          </table:table-cell>
          <table:table-cell table:number-columns-repeated="5"/>
        </table:table-row>
        <table:table-row table:style-name="ro1">
          <table:table-cell table:number-columns-repeated="12"/>
          <table:table-cell table:formula="of:=COMBIN([.R37];[.R37]/2)" office:value-type="float" office:value="48620" calcext:value-type="float">
            <text:p>48620</text:p>
          </table:table-cell>
          <table:table-cell table:formula="of:=2^[.R37]" office:value-type="float" office:value="262144" calcext:value-type="float">
            <text:p>262144</text:p>
          </table:table-cell>
          <table:table-cell table:formula="of:=GCD([.M37];[.N37])" office:value-type="float" office:value="4" calcext:value-type="float">
            <text:p>4</text:p>
          </table:table-cell>
          <table:table-cell table:formula="of:=[.M37]/[.O37]" office:value-type="float" office:value="12155" calcext:value-type="float">
            <text:p>12155</text:p>
          </table:table-cell>
          <table:table-cell table:formula="of:=[.N37]/[.O37]" office:value-type="float" office:value="65536" calcext:value-type="float">
            <text:p>65536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2155" calcext:value-type="float">
            <text:p>12155</text:p>
          </table:table-cell>
          <table:table-cell table:style-name="ce1" office:value-type="float" office:value="65536" calcext:value-type="float">
            <text:p>65536</text:p>
          </table:table-cell>
          <table:table-cell table:formula="of:=[.S37]/[.T37]" office:value-type="float" office:value="0.185470581054688" calcext:value-type="float">
            <text:p>0.1854705811</text:p>
          </table:table-cell>
          <table:table-cell table:formula="of:=1/(SQRT(PI()/2*[.R37]))" office:value-type="float" office:value="0.188063194515919" calcext:value-type="float">
            <text:p>0.1880631945</text:p>
          </table:table-cell>
          <table:table-cell table:formula="of:=([.V37]-[.U37])/[.U37]" office:value-type="float" office:value="0.0139785697898192" calcext:value-type="float">
            <text:p>0.0139785698</text:p>
          </table:table-cell>
          <table:table-cell table:formula="of:=0.529335*1/SQRT([.B10])" office:value-type="float" office:value="0.176445" calcext:value-type="float">
            <text:p>0.176445</text:p>
          </table:table-cell>
          <table:table-cell/>
          <table:table-cell table:formula="of:=([.U37]-[.AA10])/[.AA10]" office:value-type="float" office:value="-0.000515820735297786" calcext:value-type="float">
            <text:p>-0.0005158207</text:p>
          </table:table-cell>
          <table:table-cell table:number-columns-repeated="5"/>
        </table:table-row>
        <table:table-row table:style-name="ro1">
          <table:table-cell table:number-columns-repeated="12"/>
          <table:table-cell table:formula="of:=COMBIN([.R38];[.R38]/2)" office:value-type="float" office:value="184756" calcext:value-type="float">
            <text:p>184756</text:p>
          </table:table-cell>
          <table:table-cell table:formula="of:=2^[.R38]" office:value-type="float" office:value="1048576" calcext:value-type="float">
            <text:p>1048576</text:p>
          </table:table-cell>
          <table:table-cell table:formula="of:=GCD([.M38];[.N38])" office:value-type="float" office:value="4" calcext:value-type="float">
            <text:p>4</text:p>
          </table:table-cell>
          <table:table-cell table:formula="of:=[.M38]/[.O38]" office:value-type="float" office:value="46189" calcext:value-type="float">
            <text:p>46189</text:p>
          </table:table-cell>
          <table:table-cell table:formula="of:=[.N38]/[.O38]" office:value-type="float" office:value="262144" calcext:value-type="float">
            <text:p>26214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46189" calcext:value-type="float">
            <text:p>46189</text:p>
          </table:table-cell>
          <table:table-cell table:style-name="ce1" office:value-type="float" office:value="262144" calcext:value-type="float">
            <text:p>262144</text:p>
          </table:table-cell>
          <table:table-cell table:formula="of:=[.S38]/[.T38]" office:value-type="float" office:value="0.176197052001953" calcext:value-type="float">
            <text:p>0.176197052</text:p>
          </table:table-cell>
          <table:table-cell table:formula="of:=1/(SQRT(PI()/2*[.R38]))" office:value-type="float" office:value="0.178412411615277" calcext:value-type="float">
            <text:p>0.1784124116</text:p>
          </table:table-cell>
          <table:table-cell table:formula="of:=([.V38]-[.U38])/[.U38]" office:value-type="float" office:value="0.0125731934113144" calcext:value-type="float">
            <text:p>0.0125731934</text:p>
          </table:table-cell>
          <table:table-cell table:formula="of:=0.529335*1/SQRT([.B11])" office:value-type="float" office:value="0.167390424524523" calcext:value-type="float">
            <text:p>0.1673904245</text:p>
          </table:table-cell>
          <table:table-cell/>
          <table:table-cell table:formula="of:=([.U38]-[.AA11])/[.AA11]" office:value-type="float" office:value="0.00118161864543381" calcext:value-type="float">
            <text:p>0.0011816186</text:p>
          </table:table-cell>
          <table:table-cell office:value-type="string" calcext:value-type="string">
            <text:p>0.176197052001953125</text:p>
          </table:table-cell>
          <table:table-cell table:style-name="ce1" office:value-type="string" calcext:value-type="string">
            <text:p>0.1761970520</text:p>
          </table:table-cell>
          <table:table-cell table:number-columns-repeated="3"/>
        </table:table-row>
        <table:table-row table:style-name="ro1">
          <table:table-cell table:number-columns-repeated="27"/>
          <table:table-cell office:value-type="string" calcext:value-type="string">
            <text:p>round to 10 decimal digits</text:p>
          </table:table-cell>
          <table:table-cell table:number-columns-repeated="3"/>
        </table:table-row>
        <table:table-row table:style-name="ro1">
          <table:table-cell table:number-columns-repeated="23"/>
          <table:table-cell table:formula="of:=0.529335" office:value-type="float" office:value="0.529335" calcext:value-type="float">
            <text:p>0.529335</text:p>
          </table:table-cell>
          <table:table-cell table:number-columns-repeated="7"/>
        </table:table-row>
        <table:table-row table:style-name="ro1">
          <table:table-cell table:number-columns-repeated="23"/>
          <table:table-cell table:formula="of:=[.X40]^2" office:value-type="float" office:value="0.280195542225" calcext:value-type="float">
            <text:p>0.28019554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(ax+b)/2^(cx+d)</text:p>
          </table:table-cell>
          <table:table-cell office:value-type="string" calcext:value-type="string">
            <text:p>{a-&gt;-8.07356x10^-10, b-&gt;1.58094, c-&gt;0.18304, d-&gt;1.64529}</text:p>
          </table:table-cell>
          <table:table-cell table:number-columns-repeated="18"/>
          <table:table-cell table:formula="of:=1/[.X41]" office:value-type="float" office:value="3.56893615101481" calcext:value-type="float">
            <text:p>3.568936151</text:p>
          </table:table-cell>
          <table:table-cell office:value-type="string" calcext:value-type="string">
            <text:p>not pi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formula="of:=-8.07356*10^-10" office:value-type="float" office:value="-0.000000000807356" calcext:value-type="float">
            <text:p>-8.07356E-010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.58094" calcext:value-type="float">
            <text:p>1.5809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0.18304" calcext:value-type="float">
            <text:p>0.1830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office:value-type="float" office:value="1.64529" calcext:value-type="float">
            <text:p>1.64529</text:p>
          </table:table-cell>
          <table:table-cell table:number-columns-repeated="26"/>
        </table:table-row>
        <table:table-row table:style-name="ro1" table:number-rows-repeated="1048529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0:55:59.485915443</meta:creation-date>
    <dc:date>2014-05-29T15:51:59.595899875</dc:date>
    <meta:editing-duration>PT4H25M38S</meta:editing-duration>
    <meta:editing-cycles>4</meta:editing-cycles>
    <meta:generator>LibreOffice/4.1.4.2$Linux_X86_64 LibreOffice_project/410m0$Build-2</meta:generator>
    <meta:document-statistic meta:table-count="1" meta:cell-count="4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ogarithmic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2cm" svg:y="3.952cm" style:legend-expansion="high" chart:style-name="ch2"/>
        <chart:plot-area chart:style-name="ch3" table:cell-range-address="Sheet1.A2:Sheet1.A11 Sheet1.AA2:Sheet1.AA11" svg:x="0.77cm" svg:y="0.855cm" svg:width="9.41cm" svg:height="7.545cm">
          <chartooo:coordinate-region svg:x="1.497cm" svg:y="1.055cm" svg:width="8.496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A2:Sheet1.AA11" chart:class="chart:scatter">
            <chart:domain table:cell-range-address="Sheet1.A2:Sheet1.A11"/>
            <chart:regression-curve chart:style-name="ch7">
              <chart:equation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11</svg:desc>
                </draw:g>
              </table:table-cell>
              <table:table-cell office:value-type="float" office:value="0.4998078">
                <text:p>0.4998078</text:p>
                <draw:g>
                  <svg:desc>Sheet1.AA2:Sheet1.A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3750295">
                <text:p>0.3750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125202">
                <text:p>0.3125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273425175">
                <text:p>0.273425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2462143">
                <text:p>0.2462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2255745">
                <text:p>0.2255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2094549">
                <text:p>0.2094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1962621">
                <text:p>0.19626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1855663">
                <text:p>0.18556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1759891">
                <text:p>0.17598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8.992cm" xlink:href=".." xlink:type="simple" chart:class="chart:scatter" chart:style-name="ch1">
        <chart:legend chart:legend-position="end" svg:x="13.591cm" svg:y="4.197cm" style:legend-expansion="high" chart:style-name="ch2"/>
        <chart:plot-area chart:style-name="ch3" table:cell-range-address="Sheet1.A1:Sheet1.A11 Sheet1.Z1:Sheet1.Z11" chart:data-source-has-labels="row" svg:x="0.769cm" svg:y="0.851cm" svg:width="12.184cm" svg:height="7.542cm">
          <chartooo:coordinate-region svg:x="1.205cm" svg:y="1.05cm" svg:width="11.562cm" svg:height="6.6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Z2:Sheet1.Z11" chart:label-cell-address="Sheet1.Z1:Sheet1.Z1" chart:class="chart:scatter">
            <chart:domain table:cell-range-address="Sheet1.A2:Sheet1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verse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11</svg:desc>
                </draw:g>
              </table:table-cell>
              <table:table-cell office:value-type="float" office:value="2.00076909564036">
                <text:p>2.00076909564036</text:p>
                <draw:g>
                  <svg:desc>Sheet1.Z2:Sheet1.Z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66645690539011">
                <text:p>2.66645690539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.19979316536979">
                <text:p>3.19979316536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65730770767542">
                <text:p>3.65730770767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.06150252036539">
                <text:p>4.06150252036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4.43312519810528">
                <text:p>4.43312519810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.77429747406244">
                <text:p>4.77429747406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.09522724968295">
                <text:p>5.09522724968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.38890951643698">
                <text:p>5.38890951643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.68217008894301">
                <text:p>5.682170088943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